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1C6994BCD7A.png" manifest:media-type="image/png"/>
  <manifest:file-entry manifest:full-path="Pictures/100005B00000426800002EE0C667614B.svg" manifest:media-type="image/svg+xml"/>
  <manifest:file-entry manifest:full-path="Pictures/10000201000001410000024C5F588845.png" manifest:media-type="image/png"/>
  <manifest:file-entry manifest:full-path="Pictures/10000FFA0000212F00003CBE6AA0461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ato Medium" svg:font-family="'Lato Medium'" style:font-pitch="variable"/>
    <style:font-face style:name="Lato Semibold" svg:font-family="'Lato Semibold'" style:font-pitch="variable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2.615cm" fo:min-width="2.619cm"/>
    </style:style>
    <style:style style:name="gr2" style:family="graphic" style:parent-style-name="objectwithoutfill">
      <style:graphic-properties draw:stroke="solid" draw:stroke-dash="Fine_20_Dashed" svg:stroke-width="0.051cm" draw:marker-start-width="0.355cm" draw:marker-end="Arrow" draw:marker-end-width="0.457cm" svg:stroke-opacity="95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solid" draw:fill-color="#eeeee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dddddd" draw:marker-start-width="0.508cm" draw:marker-end-width="0.50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cccccc" draw:marker-start-width="0.432cm" draw:marker-end-width="0.43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02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0.802cm"/>
    </style:style>
    <style:style style:name="gr11" style:family="graphic" style:parent-style-name="objectwithoutfill">
      <style:graphic-properties draw:stroke="dash" draw:stroke-dash="Fine_20_Dashed" svg:stroke-width="0.051cm" svg:stroke-color="#cccccc" draw:marker-start-width="0.508cm" draw:marker-end-width="0.50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333333" draw:fill-color="#ffffff" draw:textarea-horizontal-align="justify" draw:textarea-vertical-align="middle" draw:auto-grow-height="false" fo:min-height="2.615cm" fo:min-width="2.619cm"/>
    </style:style>
    <style:style style:name="gr13" style:family="graphic" style:parent-style-name="standard">
      <style:graphic-properties svg:stroke-color="#333333" draw:fill-color="#dddddd" draw:textarea-horizontal-align="justify" draw:textarea-vertical-align="middle" draw:auto-grow-height="false" fo:min-height="2.615cm" fo:min-width="2.619cm"/>
    </style:style>
    <style:style style:name="gr14" style:family="graphic" style:parent-style-name="objectwithoutfill">
      <style:graphic-properties draw:stroke="solid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solid" draw:fill-color="#eeeee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style:font-name="Lato Mediu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style:paragraph-properties fo:margin-left="0cm" fo:margin-right="0cm" fo:margin-top="0.3cm" fo:margin-bottom="0.3cm" fo:line-height="100%" fo:text-align="center" fo:text-indent="0cm"/>
    </style:style>
    <style:style style:name="P6" style:family="paragraph">
      <loext:graphic-properties draw:fill="none" draw:fill-color="#ffffff"/>
      <style:text-properties style:font-name="Lato Semibold" fo:font-size="20pt" style:font-size-asian="20pt" style:font-size-complex="20pt"/>
    </style:style>
    <style:style style:name="P7" style:family="paragraph">
      <loext:graphic-properties draw:fill="none" draw:fill-color="#ffffff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o Semibold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/>
      <style:text-properties fo:color="#666666" style:font-name="Source Code Pro Medium1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style:font-name="Lato Medium" fo:font-weight="bold" style:font-weight-asian="bold" style:font-weight-complex="bold"/>
    </style:style>
    <style:style style:name="P10" style:family="paragraph">
      <loext:graphic-properties draw:fill-color="#dddddd"/>
      <style:paragraph-properties fo:text-align="center"/>
      <style:text-properties style:font-name="Lato Medium"/>
    </style:style>
    <style:style style:name="T1" style:family="text">
      <style:text-properties style:font-name="Lato Medium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6666" style:font-name="Source Code Pro Medium1" fo:font-weight="bold" style:font-weight-asian="bold" style:font-weight-complex="bold"/>
    </style:style>
    <style:style style:name="T4" style:family="text">
      <style:text-properties style:font-name="Lato Mediu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3.175cm" svg:x="7.917cm" svg:y="12.964cm">
          <text:p text:style-name="P1"><text:span text:style-name="T1">ABS</text:span></text:p>
          <text:p text:style-name="P1"><text:span text:style-name="T1">as</text:span></text:p>
          <text:p text:style-name="P1"><text:span text:style-name="T1">Java 8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3.175cm" svg:x="22.352cm" svg:y="12.964cm">
          <text:p text:style-name="P1"><text:span text:style-name="T1">ABS</text:span></text:p>
          <text:p text:style-name="P1"><text:span text:style-name="T1">Java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3.175cm" svg:x="31.341cm" svg:y="14.396cm">
          <text:p text:style-name="P1"><text:span text:style-name="T1">ABS</text:span></text:p>
          <text:p text:style-name="P1"><text:span text:style-name="T1">Java</text:span></text:p>
          <text:p text:style-name="P1"><text:span text:style-name="T1">Mav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429cm" svg:height="3.175cm" svg:x="31.341cm" svg:y="10.805cm">
          <text:p text:style-name="P1"><text:span text:style-name="T1">ABS</text:span></text:p>
          <text:p text:style-name="P1"><text:span text:style-name="T1">Java</text:span></text:p>
          <text:p text:style-name="P1"><text:span text:style-name="T1">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429cm" svg:height="3.175cm" svg:x="15.494cm" svg:y="12.964cm">
          <text:p text:style-name="P1"><text:span text:style-name="T1">ABS</text:span></text:p>
          <text:p text:style-name="P1"><text:span text:style-name="T1">Java</text:span></text:p>
          <text:p text:style-name="P1"><text:span text:style-name="T1">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7.917cm" svg:y1="14.551cm" svg:x2="3.365cm" svg:y2="11.326cm" draw:start-shape="id1" draw:start-glue-point="3" draw:end-shape="id2" draw:end-glue-point="2" svg:d="M7917 14551h-4552v-3225" svg:viewBox="0 0 4553 3226">
          <text:p/>
        </draw:connector>
        <draw:connector draw:style-name="gr3" draw:text-style-name="P3" draw:layer="layout" svg:x1="11.822cm" svg:y1="9.738cm" svg:x2="5.08cm" svg:y2="9.738cm" draw:start-shape="id3" draw:start-glue-point="3" draw:end-shape="id2" draw:end-glue-point="1" svg:d="M11822 9738h-6742" svg:viewBox="0 0 6743 1">
          <text:p/>
        </draw:connector>
        <draw:connector draw:style-name="gr4" draw:text-style-name="P4" draw:layer="layout" svg:x1="17.208cm" svg:y1="12.964cm" svg:x2="13.536cm" svg:y2="11.326cm" draw:start-shape="id4" draw:start-glue-point="0" draw:end-shape="id3" draw:end-glue-point="2" svg:d="M17208 12964v-819h-3672v-819" svg:viewBox="0 0 3673 1639">
          <text:p/>
        </draw:connector>
        <draw:connector draw:style-name="gr4" draw:text-style-name="P4" draw:layer="layout" svg:x1="22.352cm" svg:y1="14.551cm" svg:x2="18.923cm" svg:y2="14.551cm" draw:start-shape="id5" draw:start-glue-point="3" draw:end-shape="id4" draw:end-glue-point="1" svg:d="M22352 14551h-3429" svg:viewBox="0 0 3430 1">
          <text:p/>
        </draw:connector>
        <draw:connector draw:style-name="gr4" draw:text-style-name="P4" draw:layer="layout" draw:line-skew="0.515cm" svg:x1="24.066cm" svg:y1="16.139cm" svg:x2="9.631cm" svg:y2="16.139cm" draw:start-shape="id5" draw:start-glue-point="2" draw:end-shape="id1" draw:end-glue-point="2" svg:d="M24066 16139v1016h-14435v-1016" svg:viewBox="0 0 14436 1017">
          <text:p/>
        </draw:connector>
        <draw:connector draw:style-name="gr4" draw:text-style-name="P4" draw:layer="layout" svg:x1="31.341cm" svg:y1="15.983cm" svg:x2="25.781cm" svg:y2="14.551cm" draw:start-shape="id6" draw:start-glue-point="3" draw:end-shape="id5" svg:d="M31341 15983h-2780v-1432h-2780" svg:viewBox="0 0 5561 1433">
          <text:p/>
        </draw:connector>
        <draw:connector draw:style-name="gr4" draw:text-style-name="P4" draw:layer="layout" svg:x1="31.341cm" svg:y1="12.392cm" svg:x2="25.781cm" svg:y2="14.551cm" draw:start-shape="id7" draw:start-glue-point="3" draw:end-shape="id5" draw:end-glue-point="1" svg:d="M31341 12392h-2780v2159h-2780" svg:viewBox="0 0 5561 2160">
          <text:p/>
        </draw:connector>
        <draw:connector draw:style-name="gr5" draw:text-style-name="P3" draw:layer="layout" draw:type="line" svg:x1="6.844cm" svg:y1="0.187cm" svg:x2="7.022cm" svg:y2="20.431cm" svg:d="M6844 187l178 20244" svg:viewBox="0 0 179 20245">
          <text:p/>
        </draw:connector>
        <draw:connector draw:style-name="gr6" draw:text-style-name="P3" draw:layer="layout" draw:type="line" svg:x1="28.244cm" svg:y1="0.187cm" svg:x2="28.422cm" svg:y2="20.431cm" svg:d="M28244 187l178 20244" svg:viewBox="0 0 179 20245">
          <text:p/>
        </draw:connector>
        <draw:frame draw:style-name="gr7" draw:text-style-name="P6" draw:layer="layout" svg:width="4.445cm" svg:height="1.27cm" svg:x="1.27cm" svg:y="0cm">
          <draw:text-box>
            <text:p text:style-name="P5"><text:span text:style-name="T2">Modelling</text:span></text:p>
          </draw:text-box>
        </draw:frame>
        <draw:frame draw:style-name="gr8" draw:text-style-name="P7" draw:layer="layout" svg:width="6.604cm" svg:height="1.27cm" svg:x="13.843cm" svg:y="0cm">
          <draw:text-box>
            <text:p text:style-name="P5"><text:span text:style-name="T2">Implementation</text:span></text:p>
          </draw:text-box>
        </draw:frame>
        <draw:frame draw:style-name="gr9" draw:text-style-name="P7" draw:layer="layout" svg:width="6.604cm" svg:height="1.27cm" svg:x="29.493cm" svg:y="0cm">
          <draw:text-box>
            <text:p text:style-name="P5"><text:span text:style-name="T2">Tooling</text:span></text:p>
          </draw:text-box>
        </draw:frame>
        <draw:frame draw:style-name="gr10" draw:text-style-name="P8" draw:layer="layout" svg:width="3.175cm" svg:height="1.052cm" svg:x="8.944cm" svg:y="8.646cm">
          <draw:text-box>
            <text:p text:style-name="P1"><text:span text:style-name="T3">ABS.cf</text:span></text:p>
          </draw:text-box>
        </draw:frame>
        <draw:custom-shape draw:style-name="gr1" draw:text-style-name="P2" xml:id="id8" draw:id="id8" draw:layer="layout" svg:width="3.429cm" svg:height="3.175cm" svg:x="15.494cm" svg:y="3.231cm">
          <text:p text:style-name="P1"><text:span text:style-name="T1">ABS</text:span></text:p>
          <text:p text:style-name="P1"><text:span text:style-name="T1">Haskell</text:span></text:p>
          <text:p text:style-name="P1"><text:span text:style-name="T1">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429cm" svg:height="3.175cm" svg:x="7.917cm" svg:y="3.249cm">
          <text:p text:style-name="P1"><text:span text:style-name="T1">Haskell</text:span></text:p>
          <text:p text:style-name="P1"><text:span text:style-name="T1">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429cm" svg:height="3.175cm" svg:x="22.352cm" svg:y="3.231cm">
          <text:p text:style-name="P1"><text:span text:style-name="T1">ABS</text:span></text:p>
          <text:p text:style-name="P1"><text:span text:style-name="T1">Haskell</text:span></text:p>
          <text:p text:style-name="P1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line" svg:x1="37.958cm" svg:y1="10.192cm" svg:x2="0.004cm" svg:y2="10.17cm" svg:d="M37958 10192l-37954-22" svg:viewBox="0 0 37955 23">
          <text:p/>
        </draw:connector>
        <draw:custom-shape draw:style-name="gr12" draw:text-style-name="P9" xml:id="id3" draw:id="id3" draw:layer="layout" svg:width="3.429cm" svg:height="3.175cm" svg:x="11.822cm" svg:y="8.151cm">
          <text:p text:style-name="P1"><text:span text:style-name="T4">ABS</text:span></text:p>
          <text:p text:style-name="P1"><text:span text:style-name="T4">Grammar</text:span></text:p>
          <text:p text:style-name="P1"><text:span text:style-name="T4">BN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2" draw:id="id2" draw:layer="layout" svg:width="3.429cm" svg:height="3.175cm" svg:x="1.651cm" svg:y="8.151cm">
          <text:p text:style-name="P1"><text:span text:style-name="T1">ABS</text:span></text:p>
          <text:p text:style-name="P1"><text:span text:style-name="T1">Language</text:span></text:p>
          <text:p text:style-name="P1"><text:span text:style-name="T1">Semantics</text:span></text:p>
          <draw:enhanced-geometry svg:viewBox="0 0 21600 21600" draw:path-stretchpoint-x="10800" draw:path-stretchpoint-y="10800" draw:text-areas="?f3 ?f4 ?f5 ?f6" draw:type="round-rectangle" draw:modifiers="2618.3879093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7.208cm" svg:y1="6.406cm" svg:x2="13.536cm" svg:y2="8.151cm" draw:start-shape="id8" draw:start-glue-point="2" draw:end-shape="id3" draw:end-glue-point="0" svg:d="M17208 6406v872h-3672v873" svg:viewBox="0 0 3673 1746">
          <text:p/>
        </draw:connector>
        <draw:connector draw:style-name="gr4" draw:text-style-name="P4" draw:layer="layout" svg:x1="22.352cm" svg:y1="4.818cm" svg:x2="18.923cm" svg:y2="4.818cm" draw:start-shape="id9" draw:end-shape="id8" draw:end-glue-point="1" svg:d="M22352 4818h-3429" svg:viewBox="0 0 3430 1">
          <text:p/>
        </draw:connector>
        <draw:connector draw:style-name="gr3" draw:text-style-name="P3" draw:layer="layout" draw:line-skew="-0.641cm" svg:x1="24.066cm" svg:y1="3.231cm" svg:x2="9.631cm" svg:y2="3.249cm" draw:start-shape="id9" draw:start-glue-point="0" draw:end-shape="id10" draw:end-glue-point="0" svg:d="M24066 3231v-1143h-14435v1161" svg:viewBox="0 0 14436 1162">
          <text:p/>
        </draw:connector>
        <draw:custom-shape draw:style-name="gr1" draw:text-style-name="P2" xml:id="id11" draw:id="id11" draw:layer="layout" svg:width="3.429cm" svg:height="3.175cm" svg:x="31.341cm" svg:y="3.231cm">
          <text:p text:style-name="P1"><text:span text:style-name="T1">ABS</text:span></text:p>
          <text:p text:style-name="P1"><text:span text:style-name="T1">Haskell</text:span></text:p>
          <text:p text:style-name="P1"><text:span text:style-name="T1">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svg:x1="33.055cm" svg:y1="6.406cm" svg:x2="15.251cm" svg:y2="9.738cm" draw:start-shape="id11" draw:start-glue-point="2" draw:end-shape="id3" draw:end-glue-point="1" svg:d="M33055 6406v3332h-17804" svg:viewBox="0 0 17805 3333">
          <text:p/>
        </draw:connector>
        <draw:connector draw:style-name="gr14" draw:text-style-name="P3" draw:layer="layout" svg:x1="33.055cm" svg:y1="10.805cm" svg:x2="15.251cm" svg:y2="9.738cm" draw:start-shape="id7" draw:start-glue-point="0" draw:end-shape="id3" svg:d="M33055 10805v-1067h-17804" svg:viewBox="0 0 17805 1068">
          <text:p/>
        </draw:connector>
        <draw:connector draw:style-name="gr15" draw:text-style-name="P4" draw:layer="layout" svg:x1="31.341cm" svg:y1="4.818cm" svg:x2="25.781cm" svg:y2="4.818cm" draw:start-shape="id11" draw:start-glue-point="3" draw:end-shape="id9" svg:d="M31341 4818h-5560" svg:viewBox="0 0 5561 1">
          <text:p/>
        </draw:connector>
        <draw:frame draw:style-name="gr16" draw:text-style-name="P3" draw:layer="layout" svg:width="1.778cm" svg:height="3.251cm" svg:x="35.741cm" svg:y="12.7cm">
          <draw:image xlink:href="Pictures/10000FFA0000212F00003CBE6AA04614.svg" xlink:type="simple" xlink:show="embed" xlink:actuate="onLoad">
            <text:p/>
          </draw:image>
          <draw:image xlink:href="Pictures/10000201000001410000024C5F588845.png" xlink:type="simple" xlink:show="embed" xlink:actuate="onLoad"/>
        </draw:frame>
        <draw:frame draw:style-name="gr16" draw:text-style-name="P3" draw:layer="layout" svg:width="1.778cm" svg:height="1.245cm" svg:x="35.741cm" svg:y="3.937cm">
          <draw:image xlink:href="Pictures/100005B00000426800002EE0C667614B.svg" xlink:type="simple" xlink:show="embed" xlink:actuate="onLoad">
            <text:p/>
          </draw:image>
          <draw:image xlink:href="Pictures/1000020100000283000001C6994BCD7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pitch="fixed"/>
    <style:font-face style:name="Lato Medium" svg:font-family="'Lato Medium'" style:font-pitch="variable"/>
    <style:font-face style:name="Lato Semibold" svg:font-family="'Lato Semibold'" style:font-pitch="variable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5-07-30T14:23:11.373372964</meta:creation-date>
    <dc:date>2015-08-16T12:30:27.981588981</dc:date>
    <dc:creator>Behrooz Nobakht</dc:creator>
    <meta:editing-duration>PT55M5S</meta:editing-duration>
    <meta:editing-cycles>7</meta:editing-cycles>
    <meta:generator>LibreOffice/4.4.2.2$Linux_X86_64 LibreOffice_project/40m0$Build-2</meta:generator>
    <meta:document-statistic meta:object-count="33"/>
  </office:meta>
</office:document-meta>
</file>